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13.27pt" svg:y="347.87pt">
            <draw:object draw:notify-on-update-of-ranges="Sheet1.A1:Sheet1.A1 Sheet1.A2:Sheet1.A21 Sheet1.B1:Sheet1.B1 Sheet1.B2:Sheet1.B21 Sheet1.C1:Sheet1.C1 Sheet1.C2:Sheet1.C21 Sheet1.D1:Sheet1.D1 Sheet1.D2:Sheet1.D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efectives:</text:p>
          </table:table-cell>
          <table:table-cell office:value-type="string" calcext:value-type="string">
            <text:p>np:</text:p>
          </table:table-cell>
          <table:table-cell office:value-type="string" calcext:value-type="string">
            <text:p>UAL:</text:p>
          </table:table-cell>
          <table:table-cell office:value-type="string" calcext:value-type="string">
            <text:p>UWL:</text:p>
          </table:table-cell>
          <table:table-cell office:value-type="string" calcext:value-type="string">
            <text:p>LWL:</text:p>
          </table:table-cell>
          <table:table-cell office:value-type="string" calcext:value-type="string">
            <text:p>LAL: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2]+(3*SQRT(50*[.$B$26]*(1-[.$B$26])))" office:value-type="float" office:value="6.15692193816531" calcext:value-type="float">
            <text:p>6.15692193816531</text:p>
          </table:table-cell>
          <table:table-cell table:formula="of:=[.B2]+(2*SQRT(50*[.$B$26]*(1-[.$B$26])))" office:value-type="float" office:value="4.7712812921102" calcext:value-type="float">
            <text:p>4.7712812921102</text:p>
          </table:table-cell>
          <table:table-cell table:formula="of:=[.B2]-(2*SQRT(50*[.$B$26]*(1-[.$B$26])))" office:value-type="float" office:value="-0.771281292110204" calcext:value-type="float">
            <text:p>-0.771281292110204</text:p>
          </table:table-cell>
          <table:table-cell table:formula="of:=[.B2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3]+(3*SQRT(50*[.$B$26]*(1-[.$B$26])))" office:value-type="float" office:value="6.15692193816531" calcext:value-type="float">
            <text:p>6.15692193816531</text:p>
          </table:table-cell>
          <table:table-cell table:formula="of:=[.B3]+(2*SQRT(50*[.$B$26]*(1-[.$B$26])))" office:value-type="float" office:value="4.7712812921102" calcext:value-type="float">
            <text:p>4.7712812921102</text:p>
          </table:table-cell>
          <table:table-cell table:formula="of:=[.B3]-(2*SQRT(50*[.$B$26]*(1-[.$B$26])))" office:value-type="float" office:value="-0.771281292110204" calcext:value-type="float">
            <text:p>-0.771281292110204</text:p>
          </table:table-cell>
          <table:table-cell table:formula="of:=[.B3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4]+(3*SQRT(50*[.$B$26]*(1-[.$B$26])))" office:value-type="float" office:value="6.15692193816531" calcext:value-type="float">
            <text:p>6.15692193816531</text:p>
          </table:table-cell>
          <table:table-cell table:formula="of:=[.B4]+(2*SQRT(50*[.$B$26]*(1-[.$B$26])))" office:value-type="float" office:value="4.7712812921102" calcext:value-type="float">
            <text:p>4.7712812921102</text:p>
          </table:table-cell>
          <table:table-cell table:formula="of:=[.B4]-(2*SQRT(50*[.$B$26]*(1-[.$B$26])))" office:value-type="float" office:value="-0.771281292110204" calcext:value-type="float">
            <text:p>-0.771281292110204</text:p>
          </table:table-cell>
          <table:table-cell table:formula="of:=[.B4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5]+(3*SQRT(50*[.$B$26]*(1-[.$B$26])))" office:value-type="float" office:value="6.15692193816531" calcext:value-type="float">
            <text:p>6.15692193816531</text:p>
          </table:table-cell>
          <table:table-cell table:formula="of:=[.B5]+(2*SQRT(50*[.$B$26]*(1-[.$B$26])))" office:value-type="float" office:value="4.7712812921102" calcext:value-type="float">
            <text:p>4.7712812921102</text:p>
          </table:table-cell>
          <table:table-cell table:formula="of:=[.B5]-(2*SQRT(50*[.$B$26]*(1-[.$B$26])))" office:value-type="float" office:value="-0.771281292110204" calcext:value-type="float">
            <text:p>-0.771281292110204</text:p>
          </table:table-cell>
          <table:table-cell table:formula="of:=[.B5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6]+(3*SQRT(50*[.$B$26]*(1-[.$B$26])))" office:value-type="float" office:value="6.15692193816531" calcext:value-type="float">
            <text:p>6.15692193816531</text:p>
          </table:table-cell>
          <table:table-cell table:formula="of:=[.B6]+(2*SQRT(50*[.$B$26]*(1-[.$B$26])))" office:value-type="float" office:value="4.7712812921102" calcext:value-type="float">
            <text:p>4.7712812921102</text:p>
          </table:table-cell>
          <table:table-cell table:formula="of:=[.B6]-(2*SQRT(50*[.$B$26]*(1-[.$B$26])))" office:value-type="float" office:value="-0.771281292110204" calcext:value-type="float">
            <text:p>-0.771281292110204</text:p>
          </table:table-cell>
          <table:table-cell table:formula="of:=[.B6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7]+(3*SQRT(50*[.$B$26]*(1-[.$B$26])))" office:value-type="float" office:value="6.15692193816531" calcext:value-type="float">
            <text:p>6.15692193816531</text:p>
          </table:table-cell>
          <table:table-cell table:formula="of:=[.B7]+(2*SQRT(50*[.$B$26]*(1-[.$B$26])))" office:value-type="float" office:value="4.7712812921102" calcext:value-type="float">
            <text:p>4.7712812921102</text:p>
          </table:table-cell>
          <table:table-cell table:formula="of:=[.B7]-(2*SQRT(50*[.$B$26]*(1-[.$B$26])))" office:value-type="float" office:value="-0.771281292110204" calcext:value-type="float">
            <text:p>-0.771281292110204</text:p>
          </table:table-cell>
          <table:table-cell table:formula="of:=[.B7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8]+(3*SQRT(50*[.$B$26]*(1-[.$B$26])))" office:value-type="float" office:value="6.15692193816531" calcext:value-type="float">
            <text:p>6.15692193816531</text:p>
          </table:table-cell>
          <table:table-cell table:formula="of:=[.B8]+(2*SQRT(50*[.$B$26]*(1-[.$B$26])))" office:value-type="float" office:value="4.7712812921102" calcext:value-type="float">
            <text:p>4.7712812921102</text:p>
          </table:table-cell>
          <table:table-cell table:formula="of:=[.B8]-(2*SQRT(50*[.$B$26]*(1-[.$B$26])))" office:value-type="float" office:value="-0.771281292110204" calcext:value-type="float">
            <text:p>-0.771281292110204</text:p>
          </table:table-cell>
          <table:table-cell table:formula="of:=[.B8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9]+(3*SQRT(50*[.$B$26]*(1-[.$B$26])))" office:value-type="float" office:value="6.15692193816531" calcext:value-type="float">
            <text:p>6.15692193816531</text:p>
          </table:table-cell>
          <table:table-cell table:formula="of:=[.B9]+(2*SQRT(50*[.$B$26]*(1-[.$B$26])))" office:value-type="float" office:value="4.7712812921102" calcext:value-type="float">
            <text:p>4.7712812921102</text:p>
          </table:table-cell>
          <table:table-cell table:formula="of:=[.B9]-(2*SQRT(50*[.$B$26]*(1-[.$B$26])))" office:value-type="float" office:value="-0.771281292110204" calcext:value-type="float">
            <text:p>-0.771281292110204</text:p>
          </table:table-cell>
          <table:table-cell table:formula="of:=[.B9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10]+(3*SQRT(50*[.$B$26]*(1-[.$B$26])))" office:value-type="float" office:value="6.15692193816531" calcext:value-type="float">
            <text:p>6.15692193816531</text:p>
          </table:table-cell>
          <table:table-cell table:formula="of:=[.B10]+(2*SQRT(50*[.$B$26]*(1-[.$B$26])))" office:value-type="float" office:value="4.7712812921102" calcext:value-type="float">
            <text:p>4.7712812921102</text:p>
          </table:table-cell>
          <table:table-cell table:formula="of:=[.B10]-(2*SQRT(50*[.$B$26]*(1-[.$B$26])))" office:value-type="float" office:value="-0.771281292110204" calcext:value-type="float">
            <text:p>-0.771281292110204</text:p>
          </table:table-cell>
          <table:table-cell table:formula="of:=[.B10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11]+(3*SQRT(50*[.$B$26]*(1-[.$B$26])))" office:value-type="float" office:value="6.15692193816531" calcext:value-type="float">
            <text:p>6.15692193816531</text:p>
          </table:table-cell>
          <table:table-cell table:formula="of:=[.B11]+(2*SQRT(50*[.$B$26]*(1-[.$B$26])))" office:value-type="float" office:value="4.7712812921102" calcext:value-type="float">
            <text:p>4.7712812921102</text:p>
          </table:table-cell>
          <table:table-cell table:formula="of:=[.B11]-(2*SQRT(50*[.$B$26]*(1-[.$B$26])))" office:value-type="float" office:value="-0.771281292110204" calcext:value-type="float">
            <text:p>-0.771281292110204</text:p>
          </table:table-cell>
          <table:table-cell table:formula="of:=[.B11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12]+(3*SQRT(50*[.$B$26]*(1-[.$B$26])))" office:value-type="float" office:value="6.15692193816531" calcext:value-type="float">
            <text:p>6.15692193816531</text:p>
          </table:table-cell>
          <table:table-cell table:formula="of:=[.B12]+(2*SQRT(50*[.$B$26]*(1-[.$B$26])))" office:value-type="float" office:value="4.7712812921102" calcext:value-type="float">
            <text:p>4.7712812921102</text:p>
          </table:table-cell>
          <table:table-cell table:formula="of:=[.B12]-(2*SQRT(50*[.$B$26]*(1-[.$B$26])))" office:value-type="float" office:value="-0.771281292110204" calcext:value-type="float">
            <text:p>-0.771281292110204</text:p>
          </table:table-cell>
          <table:table-cell table:formula="of:=[.B12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13]+(3*SQRT(50*[.$B$26]*(1-[.$B$26])))" office:value-type="float" office:value="6.15692193816531" calcext:value-type="float">
            <text:p>6.15692193816531</text:p>
          </table:table-cell>
          <table:table-cell table:formula="of:=[.B13]+(2*SQRT(50*[.$B$26]*(1-[.$B$26])))" office:value-type="float" office:value="4.7712812921102" calcext:value-type="float">
            <text:p>4.7712812921102</text:p>
          </table:table-cell>
          <table:table-cell table:formula="of:=[.B13]-(2*SQRT(50*[.$B$26]*(1-[.$B$26])))" office:value-type="float" office:value="-0.771281292110204" calcext:value-type="float">
            <text:p>-0.771281292110204</text:p>
          </table:table-cell>
          <table:table-cell table:formula="of:=[.B13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14]+(3*SQRT(50*[.$B$26]*(1-[.$B$26])))" office:value-type="float" office:value="6.15692193816531" calcext:value-type="float">
            <text:p>6.15692193816531</text:p>
          </table:table-cell>
          <table:table-cell table:formula="of:=[.B14]+(2*SQRT(50*[.$B$26]*(1-[.$B$26])))" office:value-type="float" office:value="4.7712812921102" calcext:value-type="float">
            <text:p>4.7712812921102</text:p>
          </table:table-cell>
          <table:table-cell table:formula="of:=[.B14]-(2*SQRT(50*[.$B$26]*(1-[.$B$26])))" office:value-type="float" office:value="-0.771281292110204" calcext:value-type="float">
            <text:p>-0.771281292110204</text:p>
          </table:table-cell>
          <table:table-cell table:formula="of:=[.B14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15]+(3*SQRT(50*[.$B$26]*(1-[.$B$26])))" office:value-type="float" office:value="6.15692193816531" calcext:value-type="float">
            <text:p>6.15692193816531</text:p>
          </table:table-cell>
          <table:table-cell table:formula="of:=[.B15]+(2*SQRT(50*[.$B$26]*(1-[.$B$26])))" office:value-type="float" office:value="4.7712812921102" calcext:value-type="float">
            <text:p>4.7712812921102</text:p>
          </table:table-cell>
          <table:table-cell table:formula="of:=[.B15]-(2*SQRT(50*[.$B$26]*(1-[.$B$26])))" office:value-type="float" office:value="-0.771281292110204" calcext:value-type="float">
            <text:p>-0.771281292110204</text:p>
          </table:table-cell>
          <table:table-cell table:formula="of:=[.B15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16]+(3*SQRT(50*[.$B$26]*(1-[.$B$26])))" office:value-type="float" office:value="6.15692193816531" calcext:value-type="float">
            <text:p>6.15692193816531</text:p>
          </table:table-cell>
          <table:table-cell table:formula="of:=[.B16]+(2*SQRT(50*[.$B$26]*(1-[.$B$26])))" office:value-type="float" office:value="4.7712812921102" calcext:value-type="float">
            <text:p>4.7712812921102</text:p>
          </table:table-cell>
          <table:table-cell table:formula="of:=[.B16]-(2*SQRT(50*[.$B$26]*(1-[.$B$26])))" office:value-type="float" office:value="-0.771281292110204" calcext:value-type="float">
            <text:p>-0.771281292110204</text:p>
          </table:table-cell>
          <table:table-cell table:formula="of:=[.B16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17]+(3*SQRT(50*[.$B$26]*(1-[.$B$26])))" office:value-type="float" office:value="6.15692193816531" calcext:value-type="float">
            <text:p>6.15692193816531</text:p>
          </table:table-cell>
          <table:table-cell table:formula="of:=[.B17]+(2*SQRT(50*[.$B$26]*(1-[.$B$26])))" office:value-type="float" office:value="4.7712812921102" calcext:value-type="float">
            <text:p>4.7712812921102</text:p>
          </table:table-cell>
          <table:table-cell table:formula="of:=[.B17]-(2*SQRT(50*[.$B$26]*(1-[.$B$26])))" office:value-type="float" office:value="-0.771281292110204" calcext:value-type="float">
            <text:p>-0.771281292110204</text:p>
          </table:table-cell>
          <table:table-cell table:formula="of:=[.B17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18]+(3*SQRT(50*[.$B$26]*(1-[.$B$26])))" office:value-type="float" office:value="6.15692193816531" calcext:value-type="float">
            <text:p>6.15692193816531</text:p>
          </table:table-cell>
          <table:table-cell table:formula="of:=[.B18]+(2*SQRT(50*[.$B$26]*(1-[.$B$26])))" office:value-type="float" office:value="4.7712812921102" calcext:value-type="float">
            <text:p>4.7712812921102</text:p>
          </table:table-cell>
          <table:table-cell table:formula="of:=[.B18]-(2*SQRT(50*[.$B$26]*(1-[.$B$26])))" office:value-type="float" office:value="-0.771281292110204" calcext:value-type="float">
            <text:p>-0.771281292110204</text:p>
          </table:table-cell>
          <table:table-cell table:formula="of:=[.B18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19]+(3*SQRT(50*[.$B$26]*(1-[.$B$26])))" office:value-type="float" office:value="6.15692193816531" calcext:value-type="float">
            <text:p>6.15692193816531</text:p>
          </table:table-cell>
          <table:table-cell table:formula="of:=[.B19]+(2*SQRT(50*[.$B$26]*(1-[.$B$26])))" office:value-type="float" office:value="4.7712812921102" calcext:value-type="float">
            <text:p>4.7712812921102</text:p>
          </table:table-cell>
          <table:table-cell table:formula="of:=[.B19]-(2*SQRT(50*[.$B$26]*(1-[.$B$26])))" office:value-type="float" office:value="-0.771281292110204" calcext:value-type="float">
            <text:p>-0.771281292110204</text:p>
          </table:table-cell>
          <table:table-cell table:formula="of:=[.B19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20]+(3*SQRT(50*[.$B$26]*(1-[.$B$26])))" office:value-type="float" office:value="6.15692193816531" calcext:value-type="float">
            <text:p>6.15692193816531</text:p>
          </table:table-cell>
          <table:table-cell table:formula="of:=[.B20]+(2*SQRT(50*[.$B$26]*(1-[.$B$26])))" office:value-type="float" office:value="4.7712812921102" calcext:value-type="float">
            <text:p>4.7712812921102</text:p>
          </table:table-cell>
          <table:table-cell table:formula="of:=[.B20]-(2*SQRT(50*[.$B$26]*(1-[.$B$26])))" office:value-type="float" office:value="-0.771281292110204" calcext:value-type="float">
            <text:p>-0.771281292110204</text:p>
          </table:table-cell>
          <table:table-cell table:formula="of:=[.B20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21]+(3*SQRT(50*[.$B$26]*(1-[.$B$26])))" office:value-type="float" office:value="6.15692193816531" calcext:value-type="float">
            <text:p>6.15692193816531</text:p>
          </table:table-cell>
          <table:table-cell table:formula="of:=[.B21]+(2*SQRT(50*[.$B$26]*(1-[.$B$26])))" office:value-type="float" office:value="4.7712812921102" calcext:value-type="float">
            <text:p>4.7712812921102</text:p>
          </table:table-cell>
          <table:table-cell table:formula="of:=[.B21]-(2*SQRT(50*[.$B$26]*(1-[.$B$26])))" office:value-type="float" office:value="-0.771281292110204" calcext:value-type="float">
            <text:p>-0.771281292110204</text:p>
          </table:table-cell>
          <table:table-cell table:formula="of:=[.B21]-(3*SQRT(50*[.$B$26]*(1-[.$B$26])))" office:value-type="float" office:value="-2.15692193816531" calcext:value-type="float">
            <text:p>-2.1569219381653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otal Defects:</text:p>
          </table:table-cell>
          <table:table-cell table:formula="of:=SUM([.A2:.A21]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:</text:p>
          </table:table-cell>
          <table:table-cell table:formula="of:=[.B2]/50" office:value-type="float" office:value="0.04" calcext:value-type="float">
            <text:p>0.0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08:40:48.185593153</meta:creation-date>
    <dc:date>2019-10-24T09:04:02.924969061</dc:date>
    <meta:editing-duration>PT9M34S</meta:editing-duration>
    <meta:editing-cycles>1</meta:editing-cycles>
    <meta:document-statistic meta:table-count="1" meta:cell-count="13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2.908cm" svg:y="3.456cm" style:legend-expansion="high" chart:style-name="ch2"/>
        <chart:plot-area chart:style-name="ch3" table:cell-range-address="Sheet1.A1:Sheet1.D21" chart:data-source-has-labels="row" svg:x="0.319cm" svg:y="0.18cm" svg:width="12.27cm" svg:height="8.645cm">
          <chartooo:coordinate-region svg:x="0.755cm" svg:y="0.379cm" svg:width="11.648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21" chart:label-cell-address="Sheet1.A1:Sheet1.A1" chart:class="chart:line">
            <chart:data-point chart:repeated="20"/>
          </chart:series>
          <chart:series chart:style-name="ch7" chart:values-cell-range-address="Sheet1.B2:Sheet1.B21" chart:label-cell-address="Sheet1.B1:Sheet1.B1" chart:class="chart:line">
            <chart:data-point chart:repeated="20"/>
          </chart:series>
          <chart:series chart:style-name="ch8" chart:values-cell-range-address="Sheet1.C2:Sheet1.C21" chart:label-cell-address="Sheet1.C1:Sheet1.C1" chart:class="chart:line">
            <chart:data-point chart:repeated="20"/>
          </chart:series>
          <chart:series chart:style-name="ch9" chart:values-cell-range-address="Sheet1.D2:Sheet1.D21" chart:label-cell-address="Sheet1.D1:Sheet1.D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ives:</text:p>
                <draw:g>
                  <svg:desc>Sheet1.A1:Sheet1.A1</svg:desc>
                </draw:g>
              </table:table-cell>
              <table:table-cell office:value-type="string">
                <text:p>np:</text:p>
                <draw:g>
                  <svg:desc>Sheet1.B1:Sheet1.B1</svg:desc>
                </draw:g>
              </table:table-cell>
              <table:table-cell office:value-type="string">
                <text:p>UAL:</text:p>
                <draw:g>
                  <svg:desc>Sheet1.C1:Sheet1.C1</svg:desc>
                </draw:g>
              </table:table-cell>
              <table:table-cell office:value-type="string">
                <text:p>UWL: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21</svg:desc>
                </draw:g>
              </table:table-cell>
              <table:table-cell office:value-type="float" office:value="2">
                <text:p>2</text:p>
                <draw:g>
                  <svg:desc>Sheet1.B2:Sheet1.B21</svg:desc>
                </draw:g>
              </table:table-cell>
              <table:table-cell office:value-type="float" office:value="6.15692193816531">
                <text:p>6.15692193816531</text:p>
                <draw:g>
                  <svg:desc>Sheet1.C2:Sheet1.C21</svg:desc>
                </draw:g>
              </table:table-cell>
              <table:table-cell office:value-type="float" office:value="4.7712812921102">
                <text:p>4.7712812921102</text:p>
                <draw:g>
                  <svg:desc>Sheet1.D2:Sheet1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